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lock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59.06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85mm"/>
    </style:style>
    <style:style style:name="co6" style:family="table-column">
      <style:table-column-properties fo:break-before="auto" style:column-width="61mm"/>
    </style:style>
    <style:style style:name="co7" style:family="table-column">
      <style:table-column-properties fo:break-before="auto" style:column-width="69.39mm"/>
    </style:style>
    <style:style style:name="co8" style:family="table-column">
      <style:table-column-properties fo:break-before="auto" style:column-width="91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9.45mm" fo:break-before="auto" style:use-optimal-row-height="true"/>
    </style:style>
    <style:style style:name="ro5" style:family="table-row">
      <style:table-row-properties style:row-height="1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2" style:family="table-cell" style:parent-style-name="Default" style:data-style-name="N0"/>
    <style:style style:name="ce1" style:family="table-cell" style:parent-style-name="Default" style:data-style-name="N44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41"/>
    <style:style style:name="ce11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48pt" style:font-size-asian="48pt" style:font-size-complex="48pt"/>
    </style:style>
    <style:style style:name="ce5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6666ff" fo:font-size="16pt" style:font-size-asian="16pt" style:font-size-complex="16pt"/>
    </style:style>
    <style:style style:name="ce15" style:family="table-cell" style:parent-style-name="Default">
      <style:table-cell-properties fo:background-color="#ccff99" style:text-align-source="fix" style:repeat-content="false"/>
      <style:paragraph-properties fo:text-align="center" fo:margin-left="0mm"/>
      <style:text-properties fo:color="#3333ff" fo:font-size="22pt" style:font-size-asian="22pt" style:font-size-complex="22pt"/>
    </style:style>
    <style:style style:name="ce16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color="#000099" fo:font-size="40pt" style:font-size-asian="40pt" style:font-size-complex="40pt"/>
    </style:style>
    <style:style style:name="ce17" style:family="table-cell" style:parent-style-name="Default" style:data-style-name="N40">
      <style:table-cell-properties fo:background-color="#ccffcc" style:text-align-source="fix" style:repeat-content="false"/>
      <style:paragraph-properties fo:text-align="center" fo:margin-left="0mm"/>
      <style:text-properties fo:color="#6666ff" fo:font-size="16pt" style:font-size-asian="16pt" style:font-size-complex="16pt"/>
    </style:style>
    <style:style style:name="ce18" style:family="table-cell" style:parent-style-name="Default" style:data-style-name="N40">
      <style:table-cell-properties fo:background-color="#ccff99" style:text-align-source="fix" style:repeat-content="false"/>
      <style:paragraph-properties fo:text-align="center" fo:margin-left="0mm"/>
      <style:text-properties fo:color="#3333ff" fo:font-size="22pt" style:font-size-asian="22pt" style:font-size-complex="22pt"/>
    </style:style>
    <style:style style:name="ce19" style:family="table-cell" style:parent-style-name="Default" style:data-style-name="N40">
      <style:table-cell-properties fo:background-color="#33ff99" style:text-align-source="fix" style:repeat-content="false"/>
      <style:paragraph-properties fo:text-align="center" fo:margin-left="0mm"/>
      <style:text-properties fo:color="#3333ff" fo:font-size="28pt" style:font-size-asian="28pt" style:font-size-complex="28pt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Now!" table:style-name="ta1">
        <officeooo:event-listeners>
          <script:event-listener script:language="ooo:script" script:event-name="dom:select" xlink:href="vnd.sun.star.script:Standard.Clock.Main?language=Basic&amp;location=document" xlink:type="simple"/>
        </officeooo:event-listener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3"/>
          <table:table-cell table:number-columns-repeated="2"/>
        </table:table-row>
        <table:table-row table:style-name="ro2">
          <table:table-cell table:style-name="Default"/>
          <table:table-cell table:style-name="ce11" table:formula="of:=TIME(HOUR(NOW());MINUTE(NOW());SECOND(NOW()))" office:value-type="time" office:time-value="PT15H53M52S" calcext:value-type="time">
            <text:p>15:53:5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5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table:style-name="ce2"/>
          <table:table-cell table:style-name="ce14" table:formula="of:=IF((ISERROR(INDEX(planner_daddy;VLOOKUP(1;planner_daddy;5;)-2;4)));&quot;&quot;;IF((VLOOKUP(1;planner_daddy;5;)-2)=0;&quot;&quot;;INDEX(planner_daddy;VLOOKUP(1;planner_daddy;5;)-2;4)))" office:value-type="string" office:string-value="Breakfast and Children to School" calcext:value-type="string">
            <text:p>Breakfast and Children to School</text:p>
          </table:table-cell>
          <table:table-cell table:style-name="ce17" table:formula="of:=IF((ISERROR(INDEX(planner_daddy;VLOOKUP(1;planner_daddy;5;)-2;2)));&quot;&quot;;IF((VLOOKUP(1;planner_daddy;5;)-2)=0;&quot;&quot;;INDEX(planner_daddy;VLOOKUP(1;planner_daddy;5;)-2;2)))" office:value-type="time" office:time-value="PT07H30M00S" calcext:value-type="time">
            <text:p>07:30</text:p>
          </table:table-cell>
          <table:table-cell table:style-name="ce17" table:formula="of:=IF((ISERROR(INDEX(planner_daddy;VLOOKUP(1;planner_daddy;5;)-2;3)));&quot;&quot;;IF((VLOOKUP(1;planner_daddy;5;)-2)=0;&quot;&quot;;INDEX(planner_daddy;VLOOKUP(1;planner_daddy;5;)-2;3)))" office:value-type="time" office:time-value="PT09H00M00S" calcext:value-type="time">
            <text:p>09:00</text:p>
          </table:table-cell>
        </table:table-row>
        <table:table-row table:style-name="ro4">
          <table:table-cell/>
          <table:table-cell table:style-name="ce15" table:formula="of:=IF((ISERROR(INDEX(planner_daddy;VLOOKUP(1;planner_daddy;5;)-1;4)));&quot;&quot;;IF((VLOOKUP(1;planner_daddy;5;)-1)=0;&quot;&quot;;INDEX(planner_daddy;VLOOKUP(1;planner_daddy;5;)-1;4)))" office:value-type="string" office:string-value="Make a time schedule using LibreOffice!" calcext:value-type="string">
            <text:p>Make a time schedule using LibreOffice!</text:p>
          </table:table-cell>
          <table:table-cell table:style-name="ce18" table:formula="of:=IF((ISERROR(INDEX(planner_daddy;VLOOKUP(1;planner_daddy;5;)-1;2)));&quot;&quot;;IF((VLOOKUP(1;planner_daddy;5;)-1)=0;&quot;&quot;;INDEX(planner_daddy;VLOOKUP(1;planner_daddy;5;)-1;2)))" office:value-type="time" office:time-value="PT09H00M00S" calcext:value-type="time">
            <text:p>09:00</text:p>
          </table:table-cell>
          <table:table-cell table:style-name="ce18" table:formula="of:=IF((ISERROR(INDEX(planner_daddy;VLOOKUP(1;planner_daddy;5;)-1;3)));&quot;&quot;;IF((VLOOKUP(1;planner_daddy;5;)-1)=0;&quot;&quot;;INDEX(planner_daddy;VLOOKUP(1;planner_daddy;5;)-1;3)))" office:value-type="time" office:time-value="PT15H00M00S" calcext:value-type="time">
            <text:p>15:00</text:p>
          </table:table-cell>
        </table:table-row>
        <table:table-row table:style-name="ro5">
          <table:table-cell/>
          <table:table-cell table:style-name="ce16" table:formula="of:=VLOOKUP(1;planner_daddy;4;)" office:value-type="string" office:string-value="Kids" calcext:value-type="string">
            <text:p>Kids</text:p>
          </table:table-cell>
          <table:table-cell table:style-name="ce19" table:formula="of:=VLOOKUP(1;planner_daddy;2;)" office:value-type="time" office:time-value="PT15H00M00S" calcext:value-type="time">
            <text:p>15:00</text:p>
          </table:table-cell>
          <table:table-cell table:style-name="ce19" table:formula="of:=VLOOKUP(1;planner_daddy;3;)" office:value-type="time" office:time-value="PT21H00M00S" calcext:value-type="time">
            <text:p>21:00</text:p>
          </table:table-cell>
        </table:table-row>
        <table:table-row table:style-name="ro4">
          <table:table-cell/>
          <table:table-cell table:style-name="ce15" table:formula="of:=IF((ISERROR(INDEX(planner_daddy;VLOOKUP(1;planner_daddy;5;)+1;4)));&quot;&quot;;INDEX(planner_daddy;VLOOKUP(1;planner_daddy;5;)+1;4))" office:value-type="string" office:string-value="House Chores" calcext:value-type="string">
            <text:p>House Chores</text:p>
          </table:table-cell>
          <table:table-cell table:style-name="ce18" table:formula="of:=IF((ISERROR(INDEX(planner_daddy;VLOOKUP(1;planner_daddy;5;)+1;2)));&quot;&quot;;INDEX(planner_daddy;VLOOKUP(1;planner_daddy;5;)+1;2))" office:value-type="time" office:time-value="PT21H00M00S" calcext:value-type="time">
            <text:p>21:00</text:p>
          </table:table-cell>
          <table:table-cell table:style-name="ce18" table:formula="of:=IF((ISERROR(INDEX(planner_daddy;VLOOKUP(1;planner_daddy;5;)+1;3)));&quot;&quot;;INDEX(planner_daddy;VLOOKUP(1;planner_daddy;5;)+1;3))" office:value-type="time" office:time-value="PT22H00M00S" calcext:value-type="time">
            <text:p>22:00</text:p>
          </table:table-cell>
        </table:table-row>
        <table:table-row table:style-name="ro3">
          <table:table-cell/>
          <table:table-cell table:style-name="ce14" table:formula="of:=IF((ISERROR(INDEX(planner_daddy;VLOOKUP(1;planner_daddy;5;)+2;4)));&quot;&quot;;INDEX(planner_daddy;VLOOKUP(1;planner_daddy;5;)+2;4))" office:value-type="string" office:string-value="Finally free!" calcext:value-type="string">
            <text:p>Finally free!</text:p>
          </table:table-cell>
          <table:table-cell table:style-name="ce17" table:formula="of:=IF((ISERROR(INDEX(planner_daddy;VLOOKUP(1;planner_daddy;5;)+2;2)));&quot;&quot;;INDEX(planner_daddy;VLOOKUP(1;planner_daddy;5;)+2;2))" office:value-type="time" office:time-value="PT22H00M00S" calcext:value-type="time">
            <text:p>22:00</text:p>
          </table:table-cell>
          <table:table-cell table:style-name="ce17" table:formula="of:=IF((ISERROR(INDEX(planner_daddy;VLOOKUP(1;planner_daddy;5;)+2;3)));&quot;&quot;;INDEX(planner_daddy;VLOOKUP(1;planner_daddy;5;)+2;3))" office:value-type="time" office:time-value="PT23H00M00S" calcext:value-type="time">
            <text:p>23:00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/>
          <table:table-cell table:number-columns-repeated="3"/>
        </table:table-row>
        <table:table-row table:style-name="ro1" table:number-rows-repeated="2">
          <table:table-cell table:style-name="ce7"/>
          <table:table-cell table:style-name="Default"/>
          <table:table-cell table:number-columns-repeated="2"/>
        </table:table-row>
        <table:table-row table:style-name="ro1">
          <table:table-cell table:style-name="ce7"/>
          <table:table-cell table:number-columns-repeated="2"/>
          <table:table-cell table:style-name="ce1"/>
        </table:table-row>
        <table:table-row table:style-name="ro1" table:number-rows-repeated="2">
          <table:table-cell table:style-name="ce7"/>
          <table:table-cell table:style-name="Default"/>
          <table:table-cell table:number-columns-repeated="2"/>
        </table:table-row>
        <table:table-row table:style-name="ro1" table:number-rows-repeated="3"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 table:number-rows-repeated="5"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/>
          <table:table-cell/>
        </table:table-row>
        <table:table-row table:style-name="ro1" table:number-rows-repeated="5">
          <table:table-cell table:number-columns-repeated="2"/>
          <table:table-cell table:style-name="ce7"/>
          <table:table-cell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ner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1" table:formula="of:=TIME(HOUR(NOW());MROUND(MINUTE(NOW());5);0)" office:value-type="time" office:time-value="PT15H55M00S" calcext:value-type="time">
            <text:p>15:55:00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Order</text:p>
          </table:table-cell>
          <table:table-cell table:number-columns-repeated="8"/>
        </table:table-row>
        <table:table-row table:style-name="ro1">
          <table:table-cell table:style-name="ce4" table:formula="of:=AND([.$A$1]&gt;=[.B2];[.$A$1]&lt;[.C2])" office:value-type="boolean" office:boolean-value="false" calcext:value-type="boolean">
            <text:p>FALSE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1" office:value-type="time" office:time-value="PT06H30M00S" calcext:value-type="time">
            <text:p>06:30:00</text:p>
          </table:table-cell>
          <table:table-cell office:value-type="string" calcext:value-type="string">
            <text:p>Zzzzzz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3];[.$A$1]&lt;[.C3])" office:value-type="boolean" office:boolean-value="false" calcext:value-type="boolean">
            <text:p>FALSE</text:p>
          </table:table-cell>
          <table:table-cell table:style-name="ce1" office:value-type="time" office:time-value="PT06H30M00S" calcext:value-type="time">
            <text:p>06:30:00</text:p>
          </table:table-cell>
          <table:table-cell table:style-name="ce1" office:value-type="time" office:time-value="PT07H30M00S" calcext:value-type="time">
            <text:p>07:30:00</text:p>
          </table:table-cell>
          <table:table-cell office:value-type="string" calcext:value-type="string">
            <text:p>Wake up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4];[.$A$1]&lt;[.C4])" office:value-type="boolean" office:boolean-value="false" calcext:value-type="boolean">
            <text:p>FALSE</text:p>
          </table:table-cell>
          <table:table-cell table:style-name="ce1" office:value-type="time" office:time-value="PT07H30M00S" calcext:value-type="time">
            <text:p>07:30:00</text:p>
          </table:table-cell>
          <table:table-cell table:style-name="ce1" office:value-type="time" office:time-value="PT09H00M00S" calcext:value-type="time">
            <text:p>09:00:00</text:p>
          </table:table-cell>
          <table:table-cell office:value-type="string" calcext:value-type="string">
            <text:p>Breakfast and Children to School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5];[.$A$1]&lt;[.C5])" office:value-type="boolean" office:boolean-value="false" calcext:value-type="boolean">
            <text:p>FALSE</text:p>
          </table:table-cell>
          <table:table-cell table:style-name="ce1" office:value-type="time" office:time-value="PT09H00M00S" calcext:value-type="time">
            <text:p>09:00:00</text:p>
          </table:table-cell>
          <table:table-cell table:style-name="ce1" office:value-type="time" office:time-value="PT15H00M00S" calcext:value-type="time">
            <text:p>15:00:00</text:p>
          </table:table-cell>
          <table:table-cell office:value-type="string" calcext:value-type="string">
            <text:p>Make a time schedule using LibreOffice!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6];[.$A$1]&lt;[.C6])" office:value-type="boolean" office:boolean-value="true" calcext:value-type="boolean">
            <text:p>TRUE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21H00M00S" calcext:value-type="time">
            <text:p>21:00:00</text:p>
          </table:table-cell>
          <table:table-cell office:value-type="string" calcext:value-type="string">
            <text:p>Kid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7];[.$A$1]&lt;[.C7])" office:value-type="boolean" office:boolean-value="false" calcext:value-type="boolean">
            <text:p>FALSE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3" office:value-type="time" office:time-value="PT22H00M00S" calcext:value-type="time">
            <text:p>22:00:00</text:p>
          </table:table-cell>
          <table:table-cell table:style-name="ce3" office:value-type="string" calcext:value-type="string">
            <text:p>House Chores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3" table:number-columns-repeated="2"/>
          <table:table-cell/>
        </table:table-row>
        <table:table-row table:style-name="ro1">
          <table:table-cell table:style-name="ce4" table:formula="of:=AND([.$A$1]&gt;=[.B8];[.$A$1]&lt;[.C8])" office:value-type="boolean" office:boolean-value="false" calcext:value-type="boolean">
            <text:p>FALSE</text:p>
          </table:table-cell>
          <table:table-cell table:style-name="ce3" office:value-type="time" office:time-value="PT22H00M00S" calcext:value-type="time">
            <text:p>22:00:00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string" calcext:value-type="string">
            <text:p>Finally free!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3" table:number-columns-repeated="3"/>
        </table:table-row>
        <table:table-row table:style-name="ro1">
          <table:table-cell table:style-name="ce4" table:formula="of:=AND([.$A$1]&gt;=[.B9];[.$A$1]&lt;[.C9])" office:value-type="boolean" office:boolean-value="false" calcext:value-type="boolean">
            <text:p>FALSE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office:value-type="string" calcext:value-type="string">
            <text:p>Zzzzzzz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3"/>
        </table:table-row>
        <table:table-row table:style-name="ro1">
          <table:table-cell table:number-columns-repeated="10"/>
          <table:table-cell table:style-name="ce3"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style-name="ce3"/>
          <table:table-cell table:style-name="ce1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"/>
          <table:table-cell table:number-columns-repeated="12"/>
        </table:table-row>
      </table:table>
      <table:named-expressions>
        <table:named-range table:name="planner_daddy" table:base-cell-address="$planner.$A$2" table:cell-range-address="$planner.$A$2:.$E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5:53:40.204269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58:51.752006567</meta:creation-date>
    <meta:editing-duration>P0D</meta:editing-duration>
    <meta:editing-cycles>1</meta:editing-cycles>
    <meta:generator>LibreOffice/6.1.4.2$Linux_X86_64 LibreOffice_project/10$Build-2</meta:generator>
    <meta:document-statistic meta:table-count="2" meta:cell-count="63" meta:object-count="0"/>
  </office:meta>
</office:document-meta>
</file>

<file path=Basic/Standard/Clock.xml><?xml version="1.0" encoding="utf-8"?>
<!DOCTYPE module  PUBLIC '-//OpenOffice.org//DTD OfficeDocument 1.0//EN'  'module.dtd'>
<script:module xmlns:script="http://openoffice.org/2000/script" script:name="Clock" script:language="StarBasic" script:moduleType="normal">REM  *****  My First LibreOffice Basic  *****
REM  This simple program is used to recalculate all cells in the all document

Sub Main

	ThisComponent.calculateAll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lo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